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Times-Bold" svg:font-family="Times-Bold" style:font-family-generic="system" style:font-pitch="variable"/>
  </office:font-face-decls>
  <office:automatic-styles>
    <style:style style:name="P1" style:family="paragraph" style:parent-style-name="No_20_Spacing">
      <style:paragraph-properties fo:text-align="center" style:justify-single-word="false"/>
    </style:style>
    <style:style style:name="P2" style:family="paragraph" style:parent-style-name="No_20_Spacing" style:master-page-name="Standard">
      <style:paragraph-properties fo:text-align="center" style:justify-single-word="false" style:page-number="auto"/>
    </style:style>
    <style:style style:name="P3" style:family="paragraph" style:parent-style-name="List_20_Paragraph" style:list-style-name="WWNum3">
      <style:paragraph-properties fo:text-align="justify" style:justify-single-word="false"/>
    </style:style>
    <style:style style:name="P4" style:family="paragraph" style:parent-style-name="List_20_Paragraph" style:list-style-name="WWNum4">
      <style:paragraph-properties fo:text-align="justify" style:justify-single-word="false"/>
    </style:style>
    <style:style style:name="P5" style:family="paragraph" style:parent-style-name="List_20_Paragraph">
      <style:paragraph-properties fo:margin-left="19.05mm" fo:margin-right="0mm" fo:text-indent="0mm" style:auto-text-indent="false"/>
    </style:style>
    <style:style style:name="P6" style:family="paragraph" style:parent-style-name="List_20_Paragraph">
      <style:paragraph-properties fo:margin-left="19.05mm" fo:margin-right="0mm" fo:text-align="justify" style:justify-single-word="false" fo:text-indent="0mm" style:auto-text-indent="false"/>
      <style:text-properties style:font-name="Century Gothic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Century Gothic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Century Gothic" fo:font-size="10pt" style:text-underline-style="solid" style:text-underline-width="bold" style:text-underline-color="font-color" fo:font-weight="bold" style:font-size-asian="10pt" style:font-weight-asian="bold" style:font-size-complex="10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margin-top="0mm" fo:margin-bottom="0mm" fo:text-align="center" style:justify-single-word="false"/>
    </style:style>
    <style:style style:name="P11" style:family="paragraph" style:parent-style-name="Standard">
      <style:paragraph-properties fo:margin-top="0mm" fo:margin-bottom="0mm" fo:text-align="justify" style:justify-single-word="false"/>
    </style:style>
    <style:style style:name="P12" style:family="paragraph" style:parent-style-name="Standard">
      <style:paragraph-properties fo:margin-top="0mm" fo:margin-bottom="0mm" fo:text-align="justify" style:justify-single-word="false"/>
      <style:text-properties style:font-name="Century Gothic" fo:font-size="10pt" style:font-size-asian="10pt" style:font-size-complex="10pt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style:font-name="Century Gothic" fo:font-size="10pt" style:font-size-asian="10pt" style:font-size-complex="10pt"/>
    </style:style>
    <style:style style:name="T3" style:family="text">
      <style:text-properties style:font-name="Century Gothic" fo:font-size="10pt" style:font-size-asian="10pt" style:font-name-complex="Times-Bold" style:font-size-complex="10pt" style:font-weight-complex="bold"/>
    </style:style>
    <style:style style:name="T4" style:family="text">
      <style:text-properties style:font-name="Century Gothic" fo:font-size="10pt" fo:font-weight="bold" style:font-size-asian="10pt" style:font-weight-asian="bold" style:font-size-complex="10pt"/>
    </style:style>
    <style:style style:name="T5" style:family="text">
      <style:text-properties style:font-name="Century Gothic" fo:font-size="10pt" style:text-underline-style="solid" style:text-underline-width="bold" style:text-underline-color="font-color" fo:font-weight="bold" style:font-size-asian="10pt" style:font-weight-asian="bold" style:font-size-complex="10pt"/>
    </style:style>
    <style:style style:name="T6" style:family="text">
      <style:text-properties fo:color="#00000a" style:font-name="Century Gothic" fo:font-size="10pt" style:text-underline-style="none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HAN DIAN TCM PTE. LTD</text:span>.</text:p>
      <text:p text:style-name="P1"><text:span text:style-name="T2">Company Registration No : 201334667N</text:span></text:p>
      <text:p text:style-name="P1"><text:span text:style-name="T3">(Incorporated in the Republic of Singapore)</text:span></text:p>
      <text:p text:style-name="P10"><text:span text:style-name="T2">101 Upper Cross Street</text:span></text:p>
      <text:p text:style-name="P10"><text:span text:style-name="T2">#02-33 People’s Park Centre</text:span></text:p>
      <text:p text:style-name="P10"><text:span text:style-name="T2">Singapore 058357</text:span></text:p>
      <text:p text:style-name="P7"/>
      <text:p text:style-name="P9"><text:span text:style-name="T2">Date : 15 December 2014</text:span></text:p>
      <text:p text:style-name="P7"/>
      <text:p text:style-name="P11"><text:span text:style-name="T4">A1 Business Pte. Ltd.</text:span><text:bookmark text:name="_GoBack"/></text:p>
      <text:p text:style-name="P11"><text:span text:style-name="T2">10 Anson road</text:span></text:p>
      <text:p text:style-name="P11"><text:span text:style-name="T2">#26-04 International Plaza</text:span></text:p>
      <text:p text:style-name="P11"><text:span text:style-name="T2">Singapore 079903</text:span></text:p>
      <text:p text:style-name="P7"/>
      <text:p text:style-name="P9"><text:span text:style-name="T2">Dear Sirs</text:span></text:p>
      <text:p text:style-name="P8"/>
      <text:p text:style-name="P9"><text:span text:style-name="T5">RE : REQUEST TO HAND OVER DOCUMENTS AND INSTRUMENTS OF CONTROL OF THE COMPANY</text:span></text:p>
      <text:p text:style-name="P11"><text:span text:style-name="T2">I am the shareholder and director of </text:span><text:span text:style-name="T4">HAN DIAN TCM PTE. LTD</text:span><text:span text:style-name="T2">.</text:span></text:p>
      <text:p text:style-name="P12"/>
      <text:p text:style-name="P9"><text:span text:style-name="T2">I understand from my record that you are the Company Secretary.</text:span></text:p>
      <text:p text:style-name="P9"><text:span text:style-name="T2">I hereby request the return of the following items to Ms Khor Siew Eng, NRIC : S6840237I.</text:span></text:p>
      <text:p text:style-name="P9"><text:span text:style-name="T2"><text:s/>The items are listed as below :</text:span></text:p>
      <text:list xml:id="list1260840970" text:style-name="WWNum3">
        <text:list-item>
          <text:p text:style-name="P3"><text:span text:style-name="T2">Memorandum &amp; Articles of Association of the Company</text:span></text:p>
        </text:list-item>
        <text:list-item>
          <text:p text:style-name="P3"><text:span text:style-name="T2">Company Seal/Stamp</text:span></text:p>
        </text:list-item>
        <text:list-item>
          <text:p text:style-name="P3"><text:span text:style-name="T2">Registry of shareholders of the Company</text:span></text:p>
        </text:list-item>
        <text:list-item>
          <text:p text:style-name="P3"><text:span text:style-name="T2">Share certificates</text:span></text:p>
        </text:list-item>
        <text:list-item>
          <text:p text:style-name="P3"><text:span text:style-name="T2">Company Minutes Book</text:span></text:p>
        </text:list-item>
        <text:list-item>
          <text:p text:style-name="P3"><text:span text:style-name="T2">All other documents pertaining to statutory records required to be maintained by the Company</text:span></text:p>
        </text:list-item>
      </text:list>
      <text:p text:style-name="P9"><text:span text:style-name="T2">You may reach me by the contact below:-</text:span></text:p>
      <text:list xml:id="list953952293" text:style-name="WWNum4">
        <text:list-item>
          <text:p text:style-name="P4"><text:span text:style-name="T2">Handphone : 9693 9173 (Huang Jing) or 9871 3644 (Sally Khor) for the hand over arrangement.</text:span></text:p>
        </text:list-item>
      </text:list>
      <text:p text:style-name="P6"/>
      <text:list xml:id="list2008815389" text:continue-numbering="true" text:style-name="WWNum4">
        <text:list-item>
          <text:p text:style-name="P4"><text:span text:style-name="T2">Email : </text:span><text:a xlink:type="simple" xlink:href="mailto:sallykhor@yahoo.com"><text:span text:style-name="T6">sallykhor@yahoo.com</text:span></text:a></text:p>
        </text:list-item>
      </text:list>
      <text:p text:style-name="P6"/>
      <text:p text:style-name="P9"><text:span text:style-name="T2">Your immediate attention in this matter is greatly appreciated.</text:span></text:p>
      <text:p text:style-name="P7"/>
      <text:p text:style-name="P9"><text:span text:style-name="T2">Yours faithfully</text:span></text:p>
      <text:p text:style-name="P7"/>
      <text:p text:style-name="P11"><text:span text:style-name="T2">_______________________</text:span></text:p>
      <text:p text:style-name="P11"><text:span text:style-name="T2">Huang Jing</text:span></text:p>
      <text:p text:style-name="P11"><text:span text:style-name="T2">Director</text:span></text:p>
      <text:p text:style-name="P11"><text:span text:style-name="T2">Han Dian TCM Pte. Ltd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Times-Bold" svg:font-family="Times-Bold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SG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mm" fo:margin-bottom="2.82mm" fo:line-height="107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SG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text-indent="0mm" style:auto-text-indent="fals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4.45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9.8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2.5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95.25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7.95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0.6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01mm" fo:margin-bottom="9mm" fo:margin-left="25.01mm" fo:margin-right="25.01mm" style:writing-mode="lr-tb" style:layout-grid-color="#c0c0c0" style:layout-grid-lines="43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Sally Khor</dc:creator>
    <meta:editing-cycles>2</meta:editing-cycles>
    <meta:print-date>2014-12-18T14:29:00</meta:print-date>
    <meta:creation-date>2014-12-18T14:29:00</meta:creation-date>
    <dc:date>2014-12-18T14:29:00</dc:date>
    <meta:editing-duration>P0D</meta:editing-duration>
    <meta:generator>LibreOffice/3.5$Linux_X86_64 LibreOffice_project/350m1$Build-2</meta:generator>
    <meta:document-statistic meta:table-count="0" meta:image-count="0" meta:object-count="0" meta:page-count="1" meta:paragraph-count="32" meta:word-count="196" meta:character-count="1147" meta:non-whitespace-character-count="99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